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6bad4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File Naming:</text:span></text:p>
      <text:list text:style-name="L1">
        <text:list-item>
          <text:p text:style-name="P4">Use descriptive names for PHP files that reflect their purpose or content.</text:p>
        </text:list-item>
        <text:list-item>
          <text:p text:style-name="P3">File names should end with the .php extension.</text:p>
        </text:list-item>
      </text:list>
      <text:p text:style-name="Text_20_body">Example:</text:p>
      <text:p text:style-name="Preformatted_20_Text"><text:span text:style-name="Source_20_Text">userRegistration.php</text:span></text:p>
      <text:p text:style-name="P2"><text:span text:style-name="Source_20_Text">dataProcessing.php</text:span></text:p>
      <text:p text:style-name="Text_20_body"><text:span text:style-name="Strong_20_Emphasis">Code Indentation:</text:span></text:p>
      <text:list text:style-name="L2">
        <text:list-item>
          <text:p text:style-name="P5">Use consistent indentation for PHP code, typically using 4 spaces or a tab for each level of indentation.</text:p>
        </text:list-item>
      </text:list>
      <text:p text:style-name="Text_20_body">Example:</text:p>
      <text:p text:style-name="P2">php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function processData() {</text:span></text:p>
      <text:p text:style-name="Preformatted_20_Text"><text:span text:style-name="Source_20_Text"><text:s text:c="4"/>if ($condition) {</text:span></text:p>
      <text:p text:style-name="Preformatted_20_Text"><text:span text:style-name="Source_20_Text"><text:s text:c="8"/>// Indented with 4 spaces</text:span></text:p>
      <text:p text:style-name="Preformatted_20_Text"><text:span text:style-name="Source_20_Text"><text:s text:c="8"/>doSomething(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Indented with 4 spaces</text:span></text:p>
      <text:p text:style-name="Preformatted_20_Text"><text:span text:style-name="Source_20_Text"><text:s text:c="8"/>doSomethingElse(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2"><text:span text:style-name="Source_20_Text">?&gt;</text:span></text:p>
      <text:p text:style-name="Text_20_body"><text:span text:style-name="Strong_20_Emphasis">Variable Naming:</text:span></text:p>
      <text:list text:style-name="L3">
        <text:list-item>
          <text:p text:style-name="P7">Use descriptive names for variables that indicate their purpose or content.</text:p>
        </text:list-item>
        <text:list-item>
          <text:p text:style-name="P6">Follow a consistent naming convention such as camelCase or snake_case for variable names.</text:p>
        </text:list-item>
      </text:list>
      <text:p text:style-name="Text_20_body">Example:</text:p>
      <text:p text:style-name="P2">php</text:p>
      <text:p text:style-name="Preformatted_20_Text"><text:span text:style-name="Source_20_Text">$userName = "JohnDoe";</text:span></text:p>
      <text:p text:style-name="P2"><text:span text:style-name="Source_20_Text">$maxAttempts = 3;</text:span></text:p>
      <text:p text:style-name="Text_20_body"><text:span text:style-name="Strong_20_Emphasis">Function Naming:</text:span></text:p>
      <text:list text:style-name="L4">
        <text:list-item>
          <text:p text:style-name="P9">Use descriptive names for functions that indicate their purpose or behavior.</text:p>
        </text:list-item>
        <text:list-item>
          <text:p text:style-name="P8">Follow a consistent naming convention such as camelCase or snake_case for function names.</text:p>
        </text:list-item>
      </text:list>
      <text:p text:style-name="Text_20_body">Example:</text:p>
      <text:p text:style-name="P2">php</text:p>
      <text:p text:style-name="Preformatted_20_Text"><text:span text:style-name="Source_20_Text">function calculateTotal() {</text:span></text:p>
      <text:p text:style-name="Preformatted_20_Text"><text:span text:style-name="Source_20_Text"><text:s text:c="4"/>// Function body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function getUserData() {</text:span></text:p>
      <text:p text:style-name="Preformatted_20_Text"><text:span text:style-name="Source_20_Text"><text:s text:c="4"/>// Function body</text:span></text:p>
      <text:p text:style-name="P2"><text:span text:style-name="Source_20_Text">}</text:span></text:p>
      <text:p text:style-name="Text_20_body"><text:span text:style-name="Strong_20_Emphasis">Class Naming:</text:span></text:p>
      <text:list text:style-name="L5">
        <text:list-item>
          <text:p text:style-name="P11">Use descriptive names for classes that represent their purpose or functionality.</text:p>
        </text:list-item>
        <text:list-item>
          <text:p text:style-name="P10">Follow a consistent naming convention such as PascalCase for class names.</text:p>
        </text:list-item>
      </text:list>
      <text:p text:style-name="Text_20_body">Example:</text:p>
      <text:p text:style-name="P2">php</text:p>
      <text:p text:style-name="Preformatted_20_Text"><text:span text:style-name="Source_20_Text">class UserController {</text:span></text:p>
      <text:p text:style-name="Preformatted_20_Text"><text:span text:style-name="Source_20_Text"><text:s text:c="4"/>// Class methods</text:span></text:p>
      <text:p text:style-name="P2"><text:span text:style-name="Source_20_Text">}</text:span></text:p>
      <text:p text:style-name="Text_20_body"><text:span text:style-name="Strong_20_Emphasis">Code Comments:</text:span></text:p>
      <text:list text:style-name="L6">
        <text:list-item>
          <text:p text:style-name="P13">Use comments to document important aspects of the code, such as function behavior, variable usage, or code logic.</text:p>
        </text:list-item>
        <text:list-item>
          <text:p text:style-name="P12">Use PHPDoc comments to document classes, methods, parameters, and return types.</text:p>
        </text:list-item>
      </text:list>
      <text:p text:style-name="Text_20_body">Example:</text:p>
      <text:p text:style-name="P2">php</text:p>
      <text:p text:style-name="Preformatted_20_Text"><text:span text:style-name="Source_20_Text">/**</text:span></text:p>
      <text:p text:style-name="Preformatted_20_Text"><text:span text:style-name="Source_20_Text"><text:s/>* Calculates the total price based on the quantity and unit price.</text:span></text:p>
      <text:p text:style-name="Preformatted_20_Text"><text:span text:style-name="Source_20_Text"><text:s/>*</text:span></text:p>
      <text:p text:style-name="Preformatted_20_Text"><text:span text:style-name="Source_20_Text"><text:s/>* @param int $quantity The quantity of the product.</text:span></text:p>
      <text:p text:style-name="Preformatted_20_Text"><text:span text:style-name="Source_20_Text"><text:s/>* @param float $unitPrice The unit price of the product.</text:span></text:p>
      <text:p text:style-name="Preformatted_20_Text"><text:span text:style-name="Source_20_Text"><text:s/>* @return float The total price.</text:span></text:p>
      <text:p text:style-name="Preformatted_20_Text"><text:span text:style-name="Source_20_Text"><text:s/>*/</text:span></text:p>
      <text:p text:style-name="Preformatted_20_Text"><text:span text:style-name="Source_20_Text">function calculateTotal($quantity, $unitPrice) {</text:span></text:p>
      <text:p text:style-name="Preformatted_20_Text"><text:span text:style-name="Source_20_Text"><text:s text:c="4"/>return $quantity * $unitPrice;</text:span></text:p>
      <text:p text:style-name="P2"><text:span text:style-name="Source_20_Text">}</text:span></text:p>
      <text:p text:style-name="Text_20_body"><text:span text:style-name="Strong_20_Emphasis">Error Handling:</text:span></text:p>
      <text:list text:style-name="L7">
        <text:list-item>
          <text:p text:style-name="P15">Implement error handling mechanisms to gracefully handle runtime errors and exceptions.</text:p>
        </text:list-item>
        <text:list-item>
          <text:p text:style-name="P14">Use try-catch blocks to catch exceptions and handle them appropriately.</text:p>
        </text:list-item>
      </text:list>
      <text:p text:style-name="Text_20_body">Example:</text:p>
      <text:p text:style-name="P2">php</text:p>
      <text:p text:style-name="Preformatted_20_Text"><text:span text:style-name="Source_20_Text">try {</text:span></text:p>
      <text:p text:style-name="Preformatted_20_Text"><text:span text:style-name="Source_20_Text"><text:s text:c="4"/>// Code that may throw an error</text:span></text:p>
      <text:p text:style-name="Preformatted_20_Text"><text:span text:style-name="Source_20_Text">} catch (Exception $e) {</text:span></text:p>
      <text:p text:style-name="Preformatted_20_Text"><text:span text:style-name="Source_20_Text"><text:s text:c="4"/>// Handle the error</text:span></text:p>
      <text:p text:style-name="Preformatted_20_Text"><text:span text:style-name="Source_20_Text"><text:s text:c="4"/>echo "An error occurred: " . $e-&gt;getMessage();</text:span></text:p>
      <text:p text:style-name="P2"><text:span text:style-name="Source_20_Text">}</text:span></text:p>
      <text:p text:style-name="Text_20_body"><text:span text:style-name="Strong_20_Emphasis">Code Reusability:</text:span></text:p>
      <text:list text:style-name="L8">
        <text:list-item>
          <text:p text:style-name="P17"><text:soft-page-break/>Encapsulate reusable code into functions, classes, or libraries to promote code reuse and maintainability.</text:p>
        </text:list-item>
        <text:list-item>
          <text:p text:style-name="P16">Avoid duplicating code by refactoring common functionality into reusable components.</text:p>
        </text:list-item>
      </text:list>
      <text:p text:style-name="Text_20_body">Example:</text:p>
      <text:p text:style-name="P2">php</text:p>
      <text:p text:style-name="Preformatted_20_Text"><text:span text:style-name="Source_20_Text">// Reusable function to calculate the area of a rectangle</text:span></text:p>
      <text:p text:style-name="Preformatted_20_Text"><text:span text:style-name="Source_20_Text">function calculateArea($length, $width) {</text:span></text:p>
      <text:p text:style-name="Preformatted_20_Text"><text:span text:style-name="Source_20_Text"><text:s text:c="4"/>return $length * $width;</text:span></text:p>
      <text:p text:style-name="P2"><text:span text:style-name="Source_20_Text">}</text:span></text:p>
      <text:p text:style-name="Text_20_body"><text:span text:style-name="Strong_20_Emphasis">Security Considerations:</text:span></text:p>
      <text:list text:style-name="L9">
        <text:list-item>
          <text:p text:style-name="P19">Sanitize user input to prevent SQL injection, XSS attacks, and other security vulnerabilities.</text:p>
        </text:list-item>
        <text:list-item>
          <text:p text:style-name="P18">Use parameterized queries and prepared statements to interact with databases securely.</text:p>
        </text:list-item>
      </text:list>
      <text:p text:style-name="Text_20_body">Example:</text:p>
      <text:p text:style-name="P2">php</text:p>
      <text:p text:style-name="Preformatted_20_Text"><text:span text:style-name="Source_20_Text">$userInput = $_POST['input'];</text:span></text:p>
      <text:p text:style-name="P2"><text:span text:style-name="Source_20_Text">$sanitizedInput = sanitize($userInput);</text:span></text:p>
      <text:p text:style-name="Text_20_body"><text:span text:style-name="Strong_20_Emphasis">PHP Frameworks:</text:span></text:p>
      <text:list text:style-name="L10">
        <text:list-item>
          <text:p text:style-name="P21">Consider using PHP frameworks like Laravel, Symfony, or CodeIgniter for building web applications.</text:p>
        </text:list-item>
        <text:list-item>
          <text:p text:style-name="P20">Frameworks provide built-in features and conventions for routing, authentication, database interaction, and more.</text:p>
        </text:list-item>
      </text:list>
      <text:p text:style-name="Text_20_body"><text:span text:style-name="Strong_20_Emphasis">PSR Standards:</text:span></text:p>
      <text:list text:style-name="L11">
        <text:list-item>
          <text:p text:style-name="P23">Follow the PHP Standards Recommendations (PSR) for coding style, autoloading, and coding standards.</text:p>
        </text:list-item>
        <text:list-item>
          <text:p text:style-name="P22">PSR-1 and PSR-2 define basic coding standards, while PSR-4 defines autoloading standards.</text:p>
        </text:list-item>
      </text:list>
      <text:p text:style-name="Text_20_body"><text:span text:style-name="Strong_20_Emphasis">Dependency Management:</text:span></text:p>
      <text:list text:style-name="L12">
        <text:list-item>
          <text:p text:style-name="P25">Use Composer for dependency management in PHP projects.</text:p>
        </text:list-item>
        <text:list-item>
          <text:p text:style-name="P24">Composer allows you to easily manage project dependencies and autoload classes.</text:p>
        </text:list-item>
      </text:list>
      <text:p text:style-name="Text_20_body"><text:span text:style-name="Strong_20_Emphasis">Testing:</text:span></text:p>
      <text:list text:style-name="L13">
        <text:list-item>
          <text:p text:style-name="P27">Write unit tests and integration tests to ensure the correctness and reliability of PHP code.</text:p>
        </text:list-item>
        <text:list-item>
          <text:p text:style-name="P26">Use testing frameworks like PHPUnit for writing and executing tests.</text:p>
        </text:list-item>
      </text:list>
      <text:p text:style-name="Text_20_body"><text:span text:style-name="Strong_20_Emphasis">Documentation:</text:span></text:p>
      <text:list text:style-name="L14">
        <text:list-item>
          <text:p text:style-name="P29">Document the PHP code using inline comments, PHPDoc comments, or external documentation.</text:p>
        </text:list-item>
        <text:list-item>
          <text:p text:style-name="P28"><text:soft-page-break/>Include information about function parameters, return types, and usage examples in the documentatio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09:12.648291175</meta:creation-date>
    <dc:date>2024-04-03T14:05:16.087369213</dc:date>
    <meta:editing-duration>PT3M4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4" meta:paragraph-count="104" meta:word-count="550" meta:character-count="3684" meta:non-whitespace-character-count="3179"/>
  </office:meta>
</office:document-meta>
</file>